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size="20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Oriented Programm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ncapsulation practices</text:p>
              </text:list-item>
              <text:list-item>
                <text:p>abstraction </text:p>
              </text:list-item>
              <text:list-item>
                <text:p>separation of concerns</text:p>
              </text:list-item>
              <text:list-item>
                <text:p>Liskov Substitution Principle</text:p>
              </text:list-item>
              <text:list-item>
                <text:p>Parameterize From Above</text:p>
              </text:list-item>
              <text:list-item>
                <text:p>Single Responsibility Principle</text:p>
              </text:list-item>
              <text:list-item>
                <text:p>Patter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3H08M23S</meta:editing-duration>
    <meta:editing-cycles>27</meta:editing-cycles>
    <dc:date>2011-03-01T11:10:50</dc:date>
    <meta:generator>NeoOffice/3.1.2$Unix OpenOffice.org_project/Patch 0</meta:generator>
    <meta:document-statistic meta:object-count="27"/>
  </office:meta>
</office:document-meta>
</file>